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77cm" loext:decorative="false"/>
      <style:paragraph-properties style:writing-mode="lr-tb"/>
    </style:style>
    <style:style style:name="gr3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04cm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-width="0.44cm" draw:marker-end-width="0.44cm" draw:fill="solid" draw:fill-color="#b3cac7" loext:fill-use-slide-background="false" draw:opacity="100%" draw:textarea-horizontal-align="justify" draw:textarea-vertical-align="middle" draw:auto-grow-height="false" fo:min-height="3.124cm" fo:min-width="2.874cm" fo:padding-top="0.206cm" fo:padding-bottom="0.206cm" fo:padding-left="0.331cm" fo:padding-right="0.331cm" draw:shadow="hidden" loext:decorative="false"/>
    </style:style>
    <style:style style:name="gr5" style:family="graphic" style:parent-style-name="standard">
      <style:graphic-properties draw:stroke="none" svg:stroke-width="0cm" svg:stroke-color="#000000" draw:marker-start-width="0.44cm" draw:marker-end-width="0.44cm" draw:fill="solid" draw:fill-color="#b3cac7" loext:fill-use-slide-background="false" draw:opacity="40%" draw:textarea-horizontal-align="justify" draw:textarea-vertical-align="middle" draw:auto-grow-height="false" fo:min-height="3.124cm" fo:min-width="2.874cm" fo:padding-top="0.206cm" fo:padding-bottom="0.206cm" fo:padding-left="0.331cm" fo:padding-right="0.331cm" draw:shadow="hidden" loext:decorative="false"/>
    </style:style>
    <style:style style:name="gr6" style:family="graphic" style:parent-style-name="standard">
      <style:graphic-properties draw:stroke="none" svg:stroke-width="0cm" svg:stroke-color="#dddddd" draw:marker-start-width="0.466cm" draw:marker-end-width="0.466cm" draw:fill="solid" draw:fill-color="#dddddd" loext:fill-use-slide-background="false" draw:opacity="100%" draw:textarea-horizontal-align="justify" draw:textarea-vertical-align="middle" draw:auto-grow-height="false" fo:min-height="5.956cm" fo:min-width="5.704cm" fo:padding-top="0.214cm" fo:padding-bottom="0.214cm" fo:padding-left="0.339cm" fo:padding-right="0.339cm" draw:shadow="hidden" loext:decorative="false"/>
    </style:style>
    <style:style style:name="gr7" style:family="graphic" style:parent-style-name="standard">
      <style:graphic-properties svg:stroke-width="0.035cm" svg:stroke-color="#666666" draw:marker-start-width="0.252cm" draw:marker-end-width="0.252cm" draw:fill="none" loext:fill-use-slide-background="false" draw:textarea-horizontal-align="justify" draw:textarea-vertical-align="middle" draw:auto-grow-height="false" fo:min-height="4.98cm" fo:min-width="3.816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666666" draw:fill="solid" draw:fill-color="#ffffff" draw:textarea-vertical-align="middle" draw:auto-grow-height="false" draw:auto-grow-width="false" fo:min-height="0.532cm" loext:decorative="false"/>
      <style:paragraph-properties style:writing-mode="lr-tb"/>
    </style:style>
    <style:style style:name="gr9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823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fo:min-height="0.5cm" fo:min-width="0.25cm" loext:decorative="false"/>
    </style:style>
    <style:style style:name="gr11" style:family="graphic" style:parent-style-name="standard">
      <style:graphic-properties draw:stroke="none" svg:stroke-width="0.035cm" svg:stroke-color="#666666" draw:marker-start-width="0.252cm" draw:marker-end-width="0.252cm" draw:fill="solid" draw:fill-color="#ffffff" loext:fill-use-slide-background="false" draw:textarea-horizontal-align="justify" draw:textarea-vertical-align="middle" draw:auto-grow-height="false" fo:min-height="1.899cm" fo:min-width="1.386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35cm" svg:stroke-color="#666666" draw:marker-start-width="0.252cm" draw:marker-end-width="0.252cm" draw:fill="none" loext:fill-use-slide-background="false" draw:textarea-horizontal-align="justify" draw:textarea-vertical-align="middle" draw:auto-grow-height="false" fo:min-height="1.899cm" fo:min-width="1.38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width="0.035cm" svg:stroke-color="#666666" draw:marker-start-width="0.252cm" draw:marker-end-width="0.252cm" draw:fill="solid" draw:fill-color="#ffffff" loext:fill-use-slide-background="false" draw:textarea-horizontal-align="justify" draw:textarea-vertical-align="middle" draw:auto-grow-height="false" fo:min-height="1.899cm" fo:min-width="1.385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666666" draw:marker-start-width="0.252cm" draw:marker-end-width="0.252cm" draw:fill="none" loext:fill-use-slide-background="false" draw:textarea-horizontal-align="justify" draw:textarea-vertical-align="middle" draw:auto-grow-height="false" fo:min-height="1.899cm" fo:min-width="1.385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width="0.035cm" svg:stroke-color="#666666" draw:marker-start-width="0.252cm" draw:marker-end-width="0.252cm" draw:fill="solid" draw:fill-color="#ffffff" loext:fill-use-slide-background="false" draw:textarea-horizontal-align="justify" draw:textarea-vertical-align="middle" draw:auto-grow-height="false" fo:min-height="1.903cm" fo:min-width="1.385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svg:stroke-color="#666666" draw:marker-start-width="0.252cm" draw:marker-end-width="0.252cm" draw:fill="none" loext:fill-use-slide-background="false" draw:textarea-horizontal-align="justify" draw:textarea-vertical-align="middle" draw:auto-grow-height="false" fo:min-height="1.903cm" fo:min-width="1.385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687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ash_20__28_Rounded_29_" svg:stroke-width="0.035cm" svg:stroke-color="#e16173" draw:marker-start="Arrowheads_20_2" draw:marker-start-width="0.15cm" draw:marker-end="Arrowheads_20_2" draw:marker-end-width="0.15cm" svg:stroke-linecap="round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666666" draw:fill="none" draw:fill-color="#ffffff" loext:fill-use-slide-background="false" draw:textarea-vertical-align="middle" draw:auto-grow-height="false" draw:auto-grow-width="false" fo:min-height="0.532cm" loext:decorative="false"/>
      <style:paragraph-properties style:writing-mode="lr-tb"/>
    </style:style>
    <style:style style:name="gr20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719691" loext:opacity="100%" style:font-name="DejaVu Sans Condensed" fo:font-size="7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719691" loext:opacity="100%" style:font-name="DejaVu Sans Condensed" fo:font-size="7pt" style:font-size-asian="10pt" style:font-size-complex="10pt"/>
    </style:style>
    <style:style style:name="P5" style:family="paragraph">
      <loext:graphic-properties draw:fill="solid" draw:fill-color="#b3cac7" draw:opacity="100%"/>
      <style:paragraph-properties fo:text-align="center"/>
      <style:text-properties fo:font-size="7pt"/>
    </style:style>
    <style:style style:name="P6" style:family="paragraph">
      <loext:graphic-properties draw:fill="solid" draw:fill-color="#b3cac7" draw:opacity="40%"/>
      <style:paragraph-properties fo:text-align="center"/>
      <style:text-properties fo:font-size="7pt"/>
    </style:style>
    <style:style style:name="P7" style:family="paragraph">
      <loext:graphic-properties draw:fill="none" draw:fill-color="#ffffff"/>
      <style:paragraph-properties fo:text-align="start"/>
      <style:text-properties fo:color="#719691" loext:opacity="100%" style:text-line-through-style="none" style:text-line-through-type="none" style:font-name="DejaVu Sans Condensed" fo:font-size="7pt" style:font-size-asian="10pt" style:font-size-complex="10pt"/>
    </style:style>
    <style:style style:name="P8" style:family="paragraph">
      <loext:graphic-properties draw:fill="solid" draw:fill-color="#dddddd" draw:opacity="100%"/>
      <style:paragraph-properties fo:text-align="center"/>
      <style:text-properties fo:font-size="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color="#666666" loext:opacity="100%" style:font-name="DejaVu Sans Condensed" fo:font-size="7pt" fo:background-color="#ffffff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color="#666666" loext:opacity="100%" style:font-name="Lato Light" fo:font-size="8pt" fo:font-weight="bold" fo:background-color="#ffffff" style:font-size-asian="8pt" style:font-weight-asian="bold" style:font-size-complex="8pt" style:font-weight-complex="bold"/>
    </style:style>
    <style:style style:name="P12" style:family="paragraph">
      <loext:graphic-properties draw:fill="solid" draw:fill-color="#ffffff" draw:opacity="75%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666666" loext:opacity="100%" style:font-name="Lato Light" fo:font-size="7pt" fo:font-weight="bold" fo:background-color="#ffffff" style:font-size-asian="7pt" style:font-weight-asian="bold" style:font-size-complex="7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e16173" loext:opacity="100%" style:font-name="DejaVu Sans Condensed" fo:font-size="7pt" fo:background-color="#ffffff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fo:color="#333333" loext:opacity="100%" style:font-name="DejaVu Sans Condens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19691" loext:opacity="100%" style:font-name="DejaVu Sans Condensed" fo:font-size="7pt" style:font-size-asian="10pt" style:font-size-complex="10pt"/>
    </style:style>
    <style:style style:name="T2" style:family="text">
      <style:text-properties fo:color="#719691" loext:opacity="100%" style:text-line-through-style="none" style:text-line-through-type="none" style:font-name="DejaVu Sans Condensed" fo:font-size="7pt" style:font-size-asian="10pt" style:font-size-complex="10pt"/>
    </style:style>
    <style:style style:name="T3" style:family="text">
      <style:text-properties fo:color="#666666" loext:opacity="100%" style:font-name="DejaVu Sans Condensed" fo:font-size="7pt" fo:background-color="#ffffff" style:font-size-asian="10pt" style:font-size-complex="10pt"/>
    </style:style>
    <style:style style:name="T4" style:family="text">
      <style:text-properties fo:color="#666666" loext:opacity="100%" style:font-name="Lato Light" fo:font-size="8pt" fo:font-weight="bold" fo:background-color="#ffffff" style:font-size-asian="8pt" style:font-weight-asian="bold" style:font-size-complex="8pt" style:font-weight-complex="bold"/>
    </style:style>
    <style:style style:name="T5" style:family="text">
      <style:text-properties fo:color="#666666" loext:opacity="100%" style:font-name="Lato Light" fo:font-size="7pt" fo:font-weight="bold" fo:background-color="#ffffff" style:font-size-asian="7pt" style:font-weight-asian="bold" style:font-size-complex="7pt" style:font-weight-complex="bold"/>
    </style:style>
    <style:style style:name="T6" style:family="text">
      <style:text-properties fo:color="#e16173" loext:opacity="100%" style:font-name="DejaVu Sans Condensed" fo:font-size="7pt" fo:background-color="#ffffff" style:font-size-asian="10pt" style:font-size-complex="10pt"/>
    </style:style>
    <style:style style:name="T7" style:family="text">
      <style:text-properties fo:color="#333333" loext:opacity="100%" style:font-name="DejaVu Sans Condens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2" draw:layer="layout" svg:width="2.221cm" svg:height="0.827cm" svg:x="4.666cm" svg:y="0.683cm">
            <draw:text-box>
              <text:p text:style-name="P1"><text:span text:style-name="T1">Research question</text:span></text:p>
            </draw:text-box>
          </draw:frame>
          <draw:frame draw:style-name="gr2" draw:text-style-name="P4" draw:layer="layout" svg:width="1.715cm" svg:height="0.827cm" svg:x="6.906cm" svg:y="1.61cm">
            <draw:text-box>
              <text:p text:style-name="P3"><text:span text:style-name="T1">Model </text:span></text:p>
              <text:p text:style-name="P3"><text:span text:style-name="T1"><text:s text:c="3"/></text:span><text:span text:style-name="T1">building</text:span></text:p>
            </draw:text-box>
          </draw:frame>
          <draw:frame draw:style-name="gr3" draw:text-style-name="P2" draw:layer="layout" svg:width="2.942cm" svg:height="0.754cm" svg:x="4.307cm" svg:y="4.914cm">
            <draw:text-box>
              <text:p text:style-name="P1"><text:span text:style-name="T1">Fit empirical data</text:span></text:p>
            </draw:text-box>
          </draw:frame>
          <draw:path draw:style-name="gr4" draw:text-style-name="P5" draw:layer="layout" svg:width="0.505cm" svg:height="0.441cm" svg:x="4.635cm" svg:y="1.557cm" svg:viewBox="0 0 506 442" svg:d="M400 166v-122c35-16 70-30 106-44v118c-36 15-71 31-106 48zM276 233c-25 16-51 32-76 49v-131c7-4 13-8 20-12 28-17 57-33 86-49v126c-10 6-20 11-30 17zM0 442v-146c34-29 70-56 106-82v137c-37 29-72 59-106 91z">
            <text:p/>
          </draw:path>
          <draw:path draw:style-name="gr5" draw:text-style-name="P6" draw:layer="layout" svg:width="0.567cm" svg:height="1.481cm" svg:x="6.981cm" svg:y="2.956cm" svg:viewBox="0 0 568 1482" svg:d="M0 1420c97-102 180-216 249-340 71-129 125-266 160-407s52-287 49-434c-1-80-8-160-21-239h111c12 78 18 157 20 237 2 157-15 312-53 463-37 150-94 296-170 433-70 127-155 244-252 349z">
            <text:p/>
          </draw:path>
          <draw:path draw:style-name="gr4" draw:text-style-name="P5" draw:layer="layout" svg:width="2.285cm" svg:height="1.487cm" svg:x="5.238cm" svg:y="1.44cm" svg:viewBox="0 0 2286 1488" svg:d="M2175 1488c-10-56-23-111-38-166-40-140-99-274-174-400s-167-241-271-342c-70-68-146-130-227-184l-308-22c-1 0-3 0-5-1-1-1-3-3-4-5-1-1-2-3-2-6 0-2 1-4 2-6l57-104c-87-38-177-69-269-92-141-36-286-52-433-50-146 3-291 25-431 65-24 7-48 14-72 22v-115c14-5 28-9 42-13 149-43 303-66 459-69 156-2 311 15 462 53 101 25 200 60 296 103l54-98c1-2 2-3 4-4s4-2 6-2 4 1 6 2c2 0 3 2 4 3l142 214c106 66 204 143 293 230 111 107 209 230 289 364s142 278 185 427c18 64 33 130 44 196z">
            <text:p/>
          </draw:path>
          <draw:frame draw:style-name="gr2" draw:text-style-name="P7" draw:layer="layout" svg:width="1.715cm" svg:height="0.827cm" svg:x="7.175cm" svg:y="3.475cm">
            <draw:text-box>
              <text:p text:style-name="P3"><text:span text:style-name="T2"><text:s text:c="2"/></text:span><text:span text:style-name="T2">Model evaluation</text:span></text:p>
            </draw:text-box>
          </draw:frame>
          <draw:path draw:style-name="gr6" draw:text-style-name="P8" draw:layer="layout" svg:width="0.166cm" svg:height="0.093cm" svg:x="8.572cm" svg:y="4.295cm" svg:viewBox="0 0 167 94" svg:d="M0 94c13-31 25-62 37-94h130c-11 32-23 63-35 94z">
            <text:p/>
          </draw:path>
          <draw:path draw:style-name="gr6" draw:text-style-name="P8" draw:layer="layout" svg:width="0.156cm" svg:height="0.093cm" svg:x="8.646cm" svg:y="4.095cm" svg:viewBox="0 0 157 94" svg:d="M0 94c10-31 20-63 30-94h127c-9 31-19 63-29 94z">
            <text:p/>
          </draw:path>
          <draw:path draw:style-name="gr6" draw:text-style-name="P8" draw:layer="layout" svg:width="0.144cm" svg:height="0.161cm" svg:x="7.901cm" svg:y="5.322cm" svg:viewBox="0 0 145 162" svg:d="M0 68c4-4 7-7 11-11 18-19 37-38 55-57l79 94c-16 17-32 33-48 49-6 7-12 13-18 19z">
            <text:p/>
          </draw:path>
          <draw:path draw:style-name="gr6" draw:text-style-name="P8" draw:layer="layout" svg:width="0.141cm" svg:height="0.166cm" svg:x="8.039cm" svg:y="5.171cm" svg:viewBox="0 0 142 167" svg:d="M0 72c21-23 42-48 62-72l80 95c-21 24-41 48-63 72z">
            <text:p/>
          </draw:path>
          <draw:custom-shape draw:style-name="gr7" draw:text-style-name="P9" draw:layer="layout" svg:width="4.35cm" svg:height="5.264cm" svg:x="4.432cm" svg:y="0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" draw:text-style-name="P8" draw:layer="layout" svg:width="2.37cm" svg:height="0.686cm" svg:x="6.288cm" svg:y="4.495cm" svg:viewBox="0 0 2371 687" svg:d="M1881 592c83-108 158-221 226-339 1-2 2-4 3-5-36 27-73 51-109 73-85 51-172 90-260 119-174 58-354 78-536 78-39 0-78-1-117-2l-5 80-174-92c-279-24-560-70-836-70-24 0-49 1-73 1 53-16 105-34 156-55 251 7 506 47 759 68l180-80-4 92c38 1 76 2 114 2 176 0 350-19 519-75 84-28 167-65 248-114 71-42 140-93 208-155 20-39 39-78 58-118h133c-46 107-99 212-158 314-75 131-159 255-252 373z">
            <text:p/>
          </draw:path>
          <draw:frame draw:style-name="gr8" draw:text-style-name="P10" draw:layer="layout" svg:width="2.221cm" svg:height="0.999cm" svg:x="3.212cm" svg:y="3.754cm">
            <draw:text-box>
              <text:p text:style-name="P1"><text:span text:style-name="T3">Limited scientific insight</text:span></text:p>
            </draw:text-box>
          </draw:frame>
          <draw:frame draw:style-name="gr9" draw:text-style-name="P11" draw:layer="layout" svg:width="4.35cm" svg:height="1.073cm" svg:x="4.432cm" svg:y="-0.176cm">
            <draw:text-box>
              <text:p text:style-name="P1"><text:span text:style-name="T4"><text:s/></text:span><text:span text:style-name="T4">STATISTICAL MODEL </text:span></text:p>
            </draw:text-box>
          </draw:frame>
          <draw:path draw:style-name="gr4" draw:text-style-name="P5" draw:layer="layout" svg:width="2.181cm" svg:height="0.61cm" svg:x="4.872cm" svg:y="4.397cm" svg:viewBox="0 0 2182 611" svg:d="M2182 62c-2 1-3 3-5 5-107 111-229 209-363 289-134 81-277 143-426 186s-303 66-459 69-311-15-462-53c-59-15-117-32-175-53l-44 99-248-289 381-10-44 99c52 18 104 34 157 48 141 35 286 52 433 49 146-3 291-24 431-65 139-40 274-98 399-174 122-73 233-161 332-262z">
            <text:p/>
          </draw:path>
          <draw:polygon draw:style-name="gr10" draw:text-style-name="P12" draw:layer="layout" svg:width="1.179cm" svg:height="1.259cm" svg:x="7.408cm" svg:y="3.442cm" svg:viewBox="0 0 1180 1260" draw:points="1180,10 1180,760 880,760 880,960 750,960 750,1260 0,1260 0,510 130,510 130,210 180,210 180,0 680,0 680,10">
            <text:p/>
          </draw:polygon>
        </draw:g>
        <draw:g draw:style-name="gr1">
          <draw:g draw:style-name="gr1">
            <draw:g draw:style-name="gr1">
              <draw:custom-shape draw:style-name="gr11" draw:text-style-name="P13" draw:layer="layout" svg:width="1.92cm" svg:height="2.183cm" svg:x="1.4cm" svg:y="0.3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4" draw:text-style-name="P5" draw:layer="layout" svg:width="0.223cm" svg:height="0.197cm" svg:x="1.489cm" svg:y="0.611cm" svg:viewBox="0 0 224 198" svg:d="M177 74v-54c15-7 31-14 47-20v53c-16 6-32 14-47 21zM122 105c-11 7-22 15-34 22v-59c3-2 6-3 9-5 12-8 25-16 38-22v56c-4 3-8 5-13 8zM0 198v-65c15-13 31-26 47-37v62c-16 12-32 26-47 40z">
                <text:p/>
              </draw:path>
              <draw:path draw:style-name="gr5" draw:text-style-name="P6" draw:layer="layout" svg:width="0.25cm" svg:height="0.666cm" svg:x="2.525cm" svg:y="1.24cm" svg:viewBox="0 0 251 667" svg:d="M0 639c43-47 80-98 110-153 32-59 55-120 70-184 16-63 24-128 22-195 0-35-4-71-9-107h49c5 35 8 71 9 107 1 70-7 140-24 208-16 68-42 133-75 194-31 57-68 110-111 158z">
                <text:p/>
              </draw:path>
              <draw:path draw:style-name="gr4" draw:text-style-name="P5" draw:layer="layout" svg:width="1.008cm" svg:height="0.668cm" svg:x="1.755cm" svg:y="0.559cm" svg:viewBox="0 0 1009 669" svg:d="M961 669c-5-25-11-50-18-75-17-63-43-123-76-180-34-57-74-108-120-154-31-30-64-57-100-82l-136-9c-1 0-1-1-2-1-1-1-2-1-2-2-1-1-1-2-1-3s0-2 1-3l25-46c-38-18-78-32-119-42-62-16-126-24-191-22-65 1-128 10-191 29-10 3-21 6-31 10v-52c6-2 12-4 18-5 66-20 134-30 203-32 69-1 137 7 204 24 44 11 89 27 131 46l23-44c1-1 1-1 2-1 1-1 2-1 3-1s2 0 2 1c1 0 2 0 2 1l63 96c46 30 90 64 129 103 49 49 92 104 128 164s63 125 82 192c8 29 14 59 19 88z">
                <text:p/>
              </draw:path>
              <draw:path draw:style-name="gr6" draw:text-style-name="P8" draw:layer="layout" svg:width="0.072cm" svg:height="0.041cm" svg:x="3.227cm" svg:y="1.842cm" svg:viewBox="0 0 73 42" svg:d="M0 42c5-14 11-28 17-42h56c-4 14-9 28-15 42z">
                <text:p/>
              </draw:path>
              <draw:path draw:style-name="gr6" draw:text-style-name="P8" draw:layer="layout" svg:width="0.068cm" svg:height="0.041cm" svg:x="3.26cm" svg:y="1.752cm" svg:viewBox="0 0 69 42" svg:d="M0 42c4-14 9-28 13-42h56c-3 14-8 28-12 42z">
                <text:p/>
              </draw:path>
              <draw:path draw:style-name="gr6" draw:text-style-name="P8" draw:layer="layout" svg:width="0.063cm" svg:height="0.072cm" svg:x="2.93cm" svg:y="2.303cm" svg:viewBox="0 0 64 73" svg:d="M0 31c2-2 3-4 4-6 9-8 17-16 25-25l35 42c-7 8-14 15-21 23-3 2-5 5-8 8z">
                <text:p/>
              </draw:path>
              <draw:path draw:style-name="gr6" draw:text-style-name="P8" draw:layer="layout" svg:width="0.062cm" svg:height="0.074cm" svg:x="2.991cm" svg:y="2.235cm" svg:viewBox="0 0 63 75" svg:d="M0 32c10-10 18-21 27-32l36 43c-10 10-18 22-28 32z">
                <text:p/>
              </draw:path>
              <draw:custom-shape draw:style-name="gr12" draw:text-style-name="P9" draw:layer="layout" svg:width="1.92cm" svg:height="2.183cm" svg:x="1.4cm" svg:y="0.3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6" draw:text-style-name="P8" draw:layer="layout" svg:width="1.046cm" svg:height="0.308cm" svg:x="2.219cm" svg:y="1.932cm" svg:viewBox="0 0 1047 309" svg:d="M830 266c37-48 70-99 101-152 0-1 0-2 1-2-16 11-33 23-48 32-38 23-76 41-115 54-78 26-156 35-237 35-17 0-35-1-52-1l-2 36-77-42c-123-10-247-31-369-31-10 0-22 1-32 1 24-7 46-16 69-26 111 4 223 22 335 32l79-37-1 42c16 0 33 1 50 1 78 0 154-9 229-34 37-12 74-29 110-51 31-19 62-43 91-70 10-17 18-36 26-53h59c-21 48-44 95-70 141-33 59-71 115-111 168z">
                <text:p/>
              </draw:path>
              <draw:path draw:style-name="gr4" draw:text-style-name="P5" draw:layer="layout" svg:width="0.962cm" svg:height="0.273cm" svg:x="1.593cm" svg:y="1.887cm" svg:viewBox="0 0 963 274" svg:d="M963 28c-1 1-1 1-2 2-47 50-101 94-160 130-59 37-123 65-188 84-66 19-134 29-203 30-69 2-137-6-204-23-26-6-51-15-77-24l-20 45-109-130 168-5-19 45c22 8 46 15 69 21 63 15 126 23 191 22s129-11 191-28c61-19 120-45 176-79 53-33 102-73 146-118z">
                <text:p/>
              </draw:path>
            </draw:g>
            <draw:g draw:style-name="gr1">
              <draw:custom-shape draw:style-name="gr13" draw:text-style-name="P13" draw:layer="layout" svg:width="1.919cm" svg:height="2.183cm" svg:x="0.088cm" svg:y="0.5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4" draw:text-style-name="P5" draw:layer="layout" svg:width="0.223cm" svg:height="0.197cm" svg:x="0.178cm" svg:y="0.845cm" svg:viewBox="0 0 224 198" svg:d="M177 74v-54c15-7 31-14 47-20v53c-16 6-32 14-47 21zM122 105c-11 7-22 15-34 22v-59c3-2 6-3 9-5 12-8 25-16 38-22v56c-4 3-8 5-13 8zM0 198v-65c15-13 31-26 47-37v62c-16 12-32 26-47 40z">
                <text:p/>
              </draw:path>
              <draw:path draw:style-name="gr5" draw:text-style-name="P6" draw:layer="layout" svg:width="0.25cm" svg:height="0.666cm" svg:x="1.214cm" svg:y="1.474cm" svg:viewBox="0 0 251 667" svg:d="M0 639c43-47 80-98 110-153 32-59 55-120 70-184 16-63 24-128 22-195 0-35-4-71-9-107h49c5 35 8 71 9 107 1 70-7 140-24 208-16 68-42 133-75 194-31 57-68 110-111 158z">
                <text:p/>
              </draw:path>
              <draw:path draw:style-name="gr4" draw:text-style-name="P5" draw:layer="layout" svg:width="1.008cm" svg:height="0.668cm" svg:x="0.444cm" svg:y="0.793cm" svg:viewBox="0 0 1009 669" svg:d="M961 669c-5-25-11-50-18-75-17-63-43-123-76-180-34-57-74-108-120-154-31-30-64-57-100-82l-136-9c-1 0-1-1-2-1-1-1-2-1-2-2-1-1-1-2-1-3s0-2 1-3l25-46c-38-18-78-32-119-42-62-16-126-24-191-22-65 1-128 10-191 29-10 3-21 6-31 10v-52c6-2 12-4 18-5 66-20 134-30 203-32 69-1 137 7 204 24 44 11 89 27 131 46l23-44c1-1 1-1 2-1 1-1 2-1 3-1s2 0 2 1c1 0 2 0 2 1l63 96c46 30 90 64 129 103 49 49 92 104 128 164s63 125 82 192c8 29 14 59 19 88z">
                <text:p/>
              </draw:path>
              <draw:path draw:style-name="gr6" draw:text-style-name="P8" draw:layer="layout" svg:width="0.072cm" svg:height="0.041cm" svg:x="1.916cm" svg:y="2.076cm" svg:viewBox="0 0 73 42" svg:d="M0 42c5-14 11-28 17-42h56c-4 14-9 28-15 42z">
                <text:p/>
              </draw:path>
              <draw:path draw:style-name="gr6" draw:text-style-name="P8" draw:layer="layout" svg:width="0.068cm" svg:height="0.041cm" svg:x="1.949cm" svg:y="1.986cm" svg:viewBox="0 0 69 42" svg:d="M0 42c4-14 9-28 13-42h56c-3 14-8 28-12 42z">
                <text:p/>
              </draw:path>
              <draw:path draw:style-name="gr6" draw:text-style-name="P8" draw:layer="layout" svg:width="0.063cm" svg:height="0.072cm" svg:x="1.619cm" svg:y="2.537cm" svg:viewBox="0 0 64 73" svg:d="M0 31c2-2 3-4 4-6 9-8 17-16 25-25l35 42c-7 8-14 15-21 23-3 2-5 5-8 8z">
                <text:p/>
              </draw:path>
              <draw:path draw:style-name="gr6" draw:text-style-name="P8" draw:layer="layout" svg:width="0.062cm" svg:height="0.074cm" svg:x="1.68cm" svg:y="2.469cm" svg:viewBox="0 0 63 75" svg:d="M0 32c10-10 18-21 27-32l36 43c-10 10-18 22-28 32z">
                <text:p/>
              </draw:path>
              <draw:custom-shape draw:style-name="gr14" draw:text-style-name="P9" draw:layer="layout" svg:width="1.919cm" svg:height="2.183cm" svg:x="0.088cm" svg:y="0.5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6" draw:text-style-name="P8" draw:layer="layout" svg:width="1.046cm" svg:height="0.308cm" svg:x="0.908cm" svg:y="2.166cm" svg:viewBox="0 0 1047 309" svg:d="M830 266c37-48 70-99 101-152 0-1 0-2 1-2-16 11-33 23-48 32-38 23-76 41-115 54-78 26-156 35-237 35-17 0-35-1-52-1l-2 36-77-42c-123-10-247-31-369-31-10 0-22 1-32 1 24-7 46-16 69-26 111 4 223 22 335 32l79-37-1 42c16 0 33 1 50 1 78 0 154-9 229-34 37-12 74-29 110-51 31-19 62-43 91-70 10-17 18-36 26-53h59c-21 48-44 95-70 141-33 59-71 115-111 168z">
                <text:p/>
              </draw:path>
              <draw:path draw:style-name="gr4" draw:text-style-name="P5" draw:layer="layout" svg:width="0.962cm" svg:height="0.273cm" svg:x="0.282cm" svg:y="2.122cm" svg:viewBox="0 0 963 274" svg:d="M963 28c-1 1-1 1-2 2-47 50-101 94-160 130-59 37-123 65-188 84-66 19-134 29-203 30-69 2-137-6-204-23-26-6-51-15-77-24l-20 45-109-130 168-5-19 45c22 8 46 15 69 21 63 15 126 23 191 22s129-11 191-28c61-19 120-45 176-79 53-33 102-73 146-118z">
                <text:p/>
              </draw:path>
            </draw:g>
            <draw:g draw:style-name="gr1">
              <draw:custom-shape draw:style-name="gr15" draw:text-style-name="P13" draw:layer="layout" svg:width="1.919cm" svg:height="2.187cm" svg:x="1.048cm" svg:y="1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4" draw:text-style-name="P5" draw:layer="layout" svg:width="0.223cm" svg:height="0.197cm" svg:x="1.139cm" svg:y="1.375cm" svg:viewBox="0 0 224 198" svg:d="M177 74v-54c15-7 31-14 47-20v53c-16 6-32 14-47 21zM122 105c-11 7-22 15-34 22v-59c3-2 6-3 9-5 12-8 25-16 38-22v56c-4 3-8 5-13 8zM0 198v-65c15-13 31-26 47-37v62c-16 12-32 26-47 40z">
                <text:p/>
              </draw:path>
              <draw:path draw:style-name="gr5" draw:text-style-name="P6" draw:layer="layout" svg:width="0.25cm" svg:height="0.666cm" svg:x="2.174cm" svg:y="2.004cm" svg:viewBox="0 0 251 667" svg:d="M0 639c43-47 80-98 110-153 32-59 55-120 70-184 16-63 24-128 22-195 0-35-4-71-9-107h49c5 35 8 71 9 107 1 70-7 140-24 208-16 68-42 133-75 194-31 57-68 110-111 158z">
                <text:p/>
              </draw:path>
              <draw:path draw:style-name="gr4" draw:text-style-name="P5" draw:layer="layout" svg:width="1.008cm" svg:height="0.668cm" svg:x="1.404cm" svg:y="1.322cm" svg:viewBox="0 0 1009 669" svg:d="M961 669c-5-25-11-50-18-75-17-63-43-123-76-180-34-57-74-108-120-154-31-30-64-57-100-82l-136-9c-1 0-1-1-2-1-1-1-2-1-2-2-1-1-1-2-1-3s0-2 1-3l25-46c-38-18-78-32-119-42-62-16-126-24-191-22-65 1-128 10-191 29-10 3-21 6-31 10v-52c6-2 12-4 18-5 66-20 134-30 203-32 69-1 137 7 204 24 44 11 89 27 131 46l23-44c1-1 1-1 2-1 1-1 2-1 3-1s2 0 2 1c1 0 2 0 2 1l63 96c46 30 90 64 129 103 49 49 92 104 128 164s63 125 82 192c8 29 14 59 19 88z">
                <text:p/>
              </draw:path>
              <draw:path draw:style-name="gr6" draw:text-style-name="P8" draw:layer="layout" svg:width="0.072cm" svg:height="0.041cm" svg:x="2.876cm" svg:y="2.606cm" svg:viewBox="0 0 73 42" svg:d="M0 42c5-14 11-28 17-42h56c-4 14-9 28-15 42z">
                <text:p/>
              </draw:path>
              <draw:path draw:style-name="gr6" draw:text-style-name="P8" draw:layer="layout" svg:width="0.068cm" svg:height="0.041cm" svg:x="2.909cm" svg:y="2.516cm" svg:viewBox="0 0 69 42" svg:d="M0 42c4-14 9-28 13-42h56c-3 14-8 28-12 42z">
                <text:p/>
              </draw:path>
              <draw:path draw:style-name="gr6" draw:text-style-name="P8" draw:layer="layout" svg:width="0.063cm" svg:height="0.072cm" svg:x="2.58cm" svg:y="3.067cm" svg:viewBox="0 0 64 73" svg:d="M0 31c2-2 3-4 4-6 9-8 17-16 25-25l35 42c-7 8-14 15-21 23-3 2-5 5-8 8z">
                <text:p/>
              </draw:path>
              <draw:path draw:style-name="gr6" draw:text-style-name="P8" draw:layer="layout" svg:width="0.062cm" svg:height="0.074cm" svg:x="2.641cm" svg:y="2.999cm" svg:viewBox="0 0 63 75" svg:d="M0 32c10-10 18-21 27-32l36 43c-10 10-18 22-28 32z">
                <text:p/>
              </draw:path>
              <draw:custom-shape draw:style-name="gr16" draw:text-style-name="P9" draw:layer="layout" svg:width="1.919cm" svg:height="2.187cm" svg:x="1.048cm" svg:y="1.1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6" draw:text-style-name="P8" draw:layer="layout" svg:width="1.046cm" svg:height="0.308cm" svg:x="1.868cm" svg:y="2.696cm" svg:viewBox="0 0 1047 309" svg:d="M830 266c37-48 70-99 101-152 0-1 0-2 1-2-16 11-33 23-48 32-38 23-76 41-115 54-78 26-156 35-237 35-17 0-35-1-52-1l-2 36-77-42c-123-10-247-31-369-31-10 0-22 1-32 1 24-7 46-16 69-26 111 4 223 22 335 32l79-37-1 42c16 0 33 1 50 1 78 0 154-9 229-34 37-12 74-29 110-51 31-19 62-43 91-70 10-17 18-36 26-53h59c-21 48-44 95-70 141-33 59-71 115-111 168z">
                <text:p/>
              </draw:path>
              <draw:path draw:style-name="gr4" draw:text-style-name="P5" draw:layer="layout" svg:width="0.962cm" svg:height="0.273cm" svg:x="1.243cm" svg:y="2.651cm" svg:viewBox="0 0 963 274" svg:d="M963 28c-1 1-1 1-2 2-47 50-101 94-160 130-59 37-123 65-188 84-66 19-134 29-203 30-69 2-137-6-204-23-26-6-51-15-77-24l-20 45-109-130 168-5-19 45c22 8 46 15 69 21 63 15 126 23 191 22s129-11 191-28c61-19 120-45 176-79 53-33 102-73 146-118z">
                <text:p/>
              </draw:path>
            </draw:g>
          </draw:g>
          <draw:frame draw:style-name="gr17" draw:text-style-name="P14" draw:layer="layout" svg:width="3.059cm" svg:height="0.937cm" svg:x="1.219cm" svg:y="2.869cm">
            <draw:text-box>
              <text:p text:style-name="P1"><text:span text:style-name="T5"><text:s text:c="2"/></text:span><text:span text:style-name="T5">PREVIOUS </text:span></text:p>
              <text:p text:style-name="P1"><text:span text:style-name="T5">RESULTS <text:s/></text:span></text:p>
            </draw:text-box>
          </draw:frame>
        </draw:g>
        <draw:line draw:style-name="gr18" draw:text-style-name="P9" draw:layer="layout" svg:x1="3.25cm" svg:y1="3.4cm" svg:x2="3.85cm" svg:y2="4cm">
          <text:p/>
        </draw:line>
        <draw:frame draw:style-name="gr19" draw:text-style-name="P16" draw:layer="layout" svg:width="2.75cm" svg:height="0.999cm" svg:x="1cm" svg:y="3.601cm">
          <draw:text-box>
            <text:p text:style-name="P15"><text:span text:style-name="T6">Methodological <text:s text:c="3"/>controversies</text:span></text:p>
          </draw:text-box>
        </draw:frame>
        <draw:frame draw:style-name="gr20" draw:text-style-name="P17" draw:layer="layout" svg:width="1cm" svg:height="0.775cm" svg:x="-0.1cm" svg:y="-0.091cm">
          <draw:text-box>
            <text:p text:style-name="P1"><text:span text:style-name="T7">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08:21:45.152320959</meta:creation-date>
    <dc:date>2025-04-07T18:00:43.120241068</dc:date>
    <meta:editing-duration>PT6M6S</meta:editing-duration>
    <meta:editing-cycles>3</meta:editing-cycles>
    <meta:generator>LibreOffice/24.8.5.2$Linux_X86_64 LibreOffice_project/480$Build-2</meta:generator>
    <meta:document-statistic meta:object-count="60"/>
  </office:meta>
</office:document-meta>
</file>